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STRUS" svg:font-family="GOSTRUS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OSTRUS1" svg:font-family="GOSTRU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307cm" fo:margin-bottom="0.307cm" loext:contextual-spacing="false" fo:text-align="center" style:justify-single-word="false"/>
      <style:text-properties officeooo:rsid="0004a516" officeooo:paragraph-rsid="0004a516"/>
    </style:style>
    <style:style style:name="P2" style:family="paragraph" style:parent-style-name="Preformatted_20_Text">
      <style:paragraph-properties fo:margin-top="0.307cm" fo:margin-bottom="0.307cm" loext:contextual-spacing="false"/>
      <style:text-properties style:font-name="GOSTRUS1" fo:font-size="22pt" officeooo:rsid="000131b4" officeooo:paragraph-rsid="000131b4" style:font-size-asian="22pt" style:font-size-complex="22pt"/>
    </style:style>
    <style:style style:name="P3" style:family="paragraph" style:parent-style-name="Preformatted_20_Text">
      <style:paragraph-properties fo:margin-top="0.307cm" fo:margin-bottom="0.307cm" loext:contextual-spacing="false" fo:text-align="center" style:justify-single-word="false"/>
      <style:text-properties style:font-name="GOSTRUS1" fo:font-size="22pt" officeooo:rsid="000131b4" officeooo:paragraph-rsid="0004a516" style:font-size-asian="22pt" style:font-size-complex="22pt"/>
    </style:style>
    <style:style style:name="P4" style:family="paragraph" style:parent-style-name="Preformatted_20_Text">
      <style:paragraph-properties fo:margin-top="0.307cm" fo:margin-bottom="0.307cm" loext:contextual-spacing="false" fo:text-align="justify" style:justify-single-word="false"/>
      <style:text-properties style:font-name="GOSTRUS1" fo:font-size="22pt" officeooo:rsid="000131b4" officeooo:paragraph-rsid="0004a516" style:font-size-asian="22pt" style:font-size-complex="22pt"/>
    </style:style>
    <style:style style:name="P5" style:family="paragraph" style:parent-style-name="Preformatted_20_Text">
      <style:paragraph-properties fo:margin-top="0.307cm" fo:margin-bottom="0.307cm" loext:contextual-spacing="false"/>
      <style:text-properties style:font-name="GOSTRUS" fo:font-size="22pt" officeooo:rsid="000131b4" officeooo:paragraph-rsid="000131b4" style:font-name-asian="GOSTRUS" style:font-size-asian="22pt" style:font-name-complex="GOSTRUS" style:font-size-complex="22pt"/>
    </style:style>
    <style:style style:name="P6" style:family="paragraph" style:parent-style-name="Preformatted_20_Text">
      <style:paragraph-properties fo:margin-top="0.307cm" fo:margin-bottom="0.307cm" loext:contextual-spacing="false"/>
      <style:text-properties style:font-name="GOSTRUS" fo:font-size="22pt" officeooo:rsid="000131b4" officeooo:paragraph-rsid="00032c73" style:font-name-asian="GOSTRUS" style:font-size-asian="22pt" style:font-name-complex="GOSTRUS" style:font-size-complex="22pt"/>
    </style:style>
    <style:style style:name="P7" style:family="paragraph" style:parent-style-name="Preformatted_20_Text">
      <style:paragraph-properties fo:margin-top="0.307cm" fo:margin-bottom="0.307cm" loext:contextual-spacing="false"/>
      <style:text-properties style:font-name="GOSTRUS" fo:font-size="22pt" officeooo:rsid="0004a516" officeooo:paragraph-rsid="000131b4" style:font-name-asian="Nimbus Mono L" style:font-size-asian="22pt" style:font-name-complex="Liberation Mono" style:font-size-complex="22pt"/>
    </style:style>
    <style:style style:name="P8" style:family="paragraph" style:parent-style-name="Preformatted_20_Text">
      <style:paragraph-properties fo:line-height="1.411cm" fo:text-align="center" style:justify-single-word="false"/>
      <style:text-properties style:font-name="GOSTRUS" fo:font-size="96pt" officeooo:rsid="000131b4" officeooo:paragraph-rsid="0004a516" style:font-name-asian="GOSTRUS" style:font-size-asian="96pt" style:font-name-complex="GOSTRUS" style:font-size-complex="96pt"/>
    </style:style>
    <style:style style:name="T1" style:family="text">
      <style:text-properties style:font-name="GOSTRUS" style:font-name-asian="GOSTRUS" style:font-name-complex="GOSTRUS"/>
    </style:style>
    <style:style style:name="T2" style:family="text">
      <style:text-properties style:font-name="GOSTRUS" fo:letter-spacing="-0.014cm" fo:font-weight="normal" style:font-name-asian="GOSTRUS" style:font-weight-asian="normal" style:font-name-complex="GOSTRUS" style:font-weight-complex="normal"/>
    </style:style>
    <style:style style:name="T3" style:family="text">
      <style:text-properties style:font-name="GOSTRUS1" fo:font-size="22pt" officeooo:rsid="000622f7" style:font-size-asian="22pt" style:font-size-complex="22pt"/>
    </style:style>
    <style:style style:name="T4" style:family="text">
      <style:text-properties style:font-name="GOSTRUS1" fo:font-size="22pt" officeooo:rsid="00073efe" style:font-size-asian="22pt" style:font-size-complex="22pt"/>
    </style:style>
    <style:style style:name="T5" style:family="text">
      <style:text-properties style:font-name="GOSTRUS1" fo:font-size="22pt" officeooo:rsid="000a2b28" style:font-size-asian="22pt" style:font-size-complex="22pt"/>
    </style:style>
    <style:style style:name="T6" style:family="text">
      <style:text-properties officeooo:rsid="00080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㋏</text:p>
      <text:p text:style-name="P4">Наименование шрифта сост<text:span text:style-name="T6">авлено</text:span> из двух сокращений - ГОСТ и РУС. Столь часто употребляемое ныне сокращение ГОСТ в данном случае используется со значением слова быль, мифическое сказание о былом. Вторая половина наименования конкретизирует заложенный в него смысл. РУС - отправная точка, место, современность. Россия официально унаследовала стандарты и нормативы созданные в СССР, однако таковые весьма условны сегодня.</text:p>
      <text:p text:style-name="P1"><text:bookmark-start text:name="__DdeLink__5_1082714729"/><text:span text:style-name="T4">ГОСТРУС тип А (</text:span><text:span text:style-name="T3">GOSTRUS type A</text:span><text:span text:style-name="T4">) </text:span><text:span text:style-name="T5">В-1.0.</text:span></text:p>
      <text:p text:style-name="P5">Α Β Γ Δ Ε Ζ Η Θ Ι Κ Λ Μ Ν Ξ Ο Π Ρ Σ Τ Υ Φ Χ Ψ Ω<text:line-break/>α β γ δ ε ζ η θ ι κ λ μ ν ξ ο π ρ ς σ τ υ φ χ ψ ω</text:p>
      <text:p text:style-name="P2"><text:span text:style-name="T1">Ё Љ Њ ё<text:line-break/></text:span><text:span text:style-name="T2">А Б В Г Д Е Ж З И Й К Л М Н О П Р С Т У Ф Х Ц Ч Ш Щ Ъ Ы Ь Э Ю Я</text:span><text:span text:style-name="T1"><text:line-break/>а б в г д е ж з и й к л м н о п р с т у ф х ц ч ш щ ъ ы ь э ю я</text:span></text:p>
      <text:p text:style-name="P7">A B C D E F G H I J K L M N O P Q R S T U V W X Y Z<text:line-break/>a b c d e f g h i j k l m n o p q r s t u v w x y z</text:p>
      <text:p text:style-name="P7">0 1 2 3 4 5 6 7 8 9</text:p>
      <text:p text:style-name="P6">! " # $ % &amp; ' ( ) * + , - . / : ; &lt; = &gt; ? @ [ \ ] ^ _ ` { | } ~ ¡ ¢ £ ¤ ¥ ¦ § © ª « ¬ ® ¯ ° ± ² ³ µ ¶ · ¹ º » ¼ ½ ¾ ¿ × ÷ – — ― “ „ † ‡ • ‥ … ‧ ‰ ′ ″ ‹ › ⁀ ⁰ ⁲ ⁳ ⁴ ⁵ ⁶ ⁷ ⁸ ⁹ ₀ ₁ ₂ ₃ ₄ ₅ ₆ ₇ ₈ ₉ ℃ ℉ № ℠ ™ ⅓ ⅔ ⅛ ⅜ ⅝ ⅞ ⅟ ₣ ₤ ₧ € ₻ Ⅰ Ⅱ Ⅲ Ⅳ Ⅴ Ⅵ Ⅶ Ⅷ Ⅸ Ⅹ Ⅺ Ⅻ ⅰ ⅱ ⅲ ⅳ ⅴ ⅵ ⅶ ⅷ ⅸ ⅹ ⅺ ⅻ ← ↑ → ↓ ↔ ↕ ↬ ↵ ↶ ↷ ↺ ↻ ⇄ ⇅ ∅ √ ∞ ∟ ∠ ∢ ∥ ∦ ∩ ∫ ∾ ∿ ≁ ≈ ≉ ≋ ≐ ≙ ≠ ≤ ≥ ≦ ≧ ⊥ ⋄ ⌀ ⌃ ⌄ ⌐ ⌒ ⌙ 〈 〉 <text:s/>□ △ ▴ ▷ ▸ ▽ ▾ ◁ ◂ ☮ ☹ ☺ ☻ ㋏   ￼</text:p>
      <text:p text:style-name="P3">Успешной работы и достатка Вам!<text:bookmark-end text:name="__DdeLink__5_10827147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STRUS" svg:font-family="GOSTRUS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OSTRUS1" svg:font-family="GOSTRU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6T03:36:20.679840075</dc:date>
    <dc:creator>Юрий Борисович Кривогуз</dc:creator>
    <meta:editing-duration>PT57M40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448" meta:character-count="1244" meta:non-whitespace-character-count="802"/>
  </office:meta>
</office:document-meta>
</file>